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table:style-name="ce2"/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VANESSA DA SILVA MACHADO</text:p>
          </table:table-cell>
          <table:table-cell office:value-type="string" table:style-name="ce5">
            <text:p>MELHORADA</text:p>
          </table:table-cell>
          <table:table-cell office:value-type="float" office:value="53984271638" table:style-name="ce5">
            <text:p>53984271638</text:p>
          </table:table-cell>
          <table:table-cell office:value-type="date" office:date-value="2025-05-30T00:00:00" table:style-name="ce6">
            <text:p>30/05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SETE <text:s/>Nº432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VALDER AMARAL MACHADO</text:p>
          </table:table-cell>
          <table:table-cell office:value-type="string" table:style-name="ce5">
            <text:p>MELHORADA</text:p>
          </table:table-cell>
          <table:table-cell office:value-type="float" office:value="53991416912" table:style-name="ce5">
            <text:p>53991416912</text:p>
          </table:table-cell>
          <table:table-cell office:value-type="date" office:date-value="2025-05-30T00:00:00" table:style-name="ce6">
            <text:p>30/05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FAGUNDES VARELA <text:s/>Nº153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ROBERTO VAGNER SILVA DA SILVA</text:p>
          </table:table-cell>
          <table:table-cell office:value-type="string" table:style-name="ce5">
            <text:p>MELHORADA</text:p>
          </table:table-cell>
          <table:table-cell office:value-type="float" office:value="53984471126" table:style-name="ce5">
            <text:p>53984471126</text:p>
          </table:table-cell>
          <table:table-cell office:value-type="date" office:date-value="2025-06-01T00:00:00" table:style-name="ce6">
            <text:p>01/06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LAURO RIBEIRO <text:s/>Nº827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OSA MEIRE RODRIGUES</text:p>
          </table:table-cell>
          <table:table-cell office:value-type="string" table:style-name="ce5">
            <text:p>MELHORADA</text:p>
          </table:table-cell>
          <table:table-cell office:value-type="float" office:value="53981279556" table:style-name="ce5">
            <text:p>53981279556</text:p>
          </table:table-cell>
          <table:table-cell office:value-type="date" office:date-value="2025-06-02T00:00:00" table:style-name="ce6">
            <text:p>02/06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TRES <text:s/>Nº320 SALGADO FILHO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AULO LUIS FERREIRA OLIVEIRA</text:p>
          </table:table-cell>
          <table:table-cell office:value-type="string" table:style-name="ce5">
            <text:p>MELHORADA</text:p>
          </table:table-cell>
          <table:table-cell office:value-type="float" office:value="53984640828" table:style-name="ce5">
            <text:p>53984640828</text:p>
          </table:table-cell>
          <table:table-cell office:value-type="date" office:date-value="2025-06-02T00:00:00" table:style-name="ce6">
            <text:p>02/06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ESTRADA DO ENGENHO <text:s/>Nº66</text:p>
          </table:table-cell>
          <table:table-cell office:value-type="string" table:style-name="ce8">
            <text:p>CAPS<text:s/>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EVA VILMA DA SILVA TERRES</text:p>
          </table:table-cell>
          <table:table-cell office:value-type="string" table:style-name="ce5">
            <text:p>MELHORADA</text:p>
          </table:table-cell>
          <table:table-cell office:value-type="float" office:value="53991166035" table:style-name="ce5">
            <text:p>53991166035</text:p>
          </table:table-cell>
          <table:table-cell office:value-type="date" office:date-value="2025-06-02T00:00:00" table:style-name="ce6">
            <text:p>02/06/25</text:p>
          </table:table-cell>
          <table:table-cell office:value-type="string" table:style-name="ce5">
            <text:p>F319</text:p>
          </table:table-cell>
          <table:table-cell office:value-type="string" table:style-name="ce4">
            <text:p>RUA CINCO <text:s/>Nº123</text:p>
          </table:table-cell>
          <table:table-cell office:value-type="string" table:style-name="ce4">
            <text:p>CAPS BARONES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OAO PEDRO ADAM NIZOLLI</text:p>
          </table:table-cell>
          <table:table-cell office:value-type="string" table:style-name="ce5">
            <text:p>MELHORADA</text:p>
          </table:table-cell>
          <table:table-cell office:value-type="float" office:value="53991408111" table:style-name="ce5">
            <text:p>53991408111</text:p>
          </table:table-cell>
          <table:table-cell office:value-type="date" office:date-value="2025-06-03T00:00:00" table:style-name="ce6">
            <text:p>03/06/25</text:p>
          </table:table-cell>
          <table:table-cell office:value-type="string" table:style-name="ce5">
            <text:p>F195</text:p>
          </table:table-cell>
          <table:table-cell office:value-type="string" table:style-name="ce4">
            <text:p>RUA CAETANO GOTUZZO <text:s/>Nº94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LESSANDRO DA ROSA <text:s/>TEIXEIRA</text:p>
          </table:table-cell>
          <table:table-cell office:value-type="string" table:style-name="ce5">
            <text:p>MELHORADA</text:p>
          </table:table-cell>
          <table:table-cell office:value-type="float" office:value="53984797069" table:style-name="ce5">
            <text:p>53984797069</text:p>
          </table:table-cell>
          <table:table-cell office:value-type="date" office:date-value="2025-06-03T00:00:00" table:style-name="ce6">
            <text:p>03/06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AVENIDA VISCONDE DA GRAÇA <text:s/>Nº584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RISTINA UALT DA SILVA</text:p>
          </table:table-cell>
          <table:table-cell office:value-type="string" table:style-name="ce5">
            <text:p>MELHORADA</text:p>
          </table:table-cell>
          <table:table-cell office:value-type="float" office:value="53974001448" table:style-name="ce5">
            <text:p>53974001448</text:p>
          </table:table-cell>
          <table:table-cell office:value-type="date" office:date-value="2025-06-05T00:00:00" table:style-name="ce6">
            <text:p>05/06/25</text:p>
          </table:table-cell>
          <table:table-cell office:value-type="string" table:style-name="ce5">
            <text:p>F258</text:p>
          </table:table-cell>
          <table:table-cell office:value-type="string" table:style-name="ce4">
            <text:p>RUA LUIS ALVES PEREIRA <text:s/>Nº1838</text:p>
          </table:table-cell>
          <table:table-cell office:value-type="string" table:style-name="ce9">
            <text:p>CAPS BARONES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DANIEL ROCHA DA SILVA</text:p>
          </table:table-cell>
          <table:table-cell office:value-type="string" table:style-name="ce5">
            <text:p>MELHORADA</text:p>
          </table:table-cell>
          <table:table-cell office:value-type="float" office:value="53991343077" table:style-name="ce5">
            <text:p>53991343077</text:p>
          </table:table-cell>
          <table:table-cell office:value-type="date" office:date-value="2025-06-05T00:00:00" table:style-name="ce6">
            <text:p>05/06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DEZOITO <text:s/>Nº32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SABRINA CRISTINA CARDOSO SILVA</text:p>
          </table:table-cell>
          <table:table-cell office:value-type="string" table:style-name="ce5">
            <text:p>MELHORADA</text:p>
          </table:table-cell>
          <table:table-cell office:value-type="float" office:value="53991016802" table:style-name="ce5">
            <text:p>53991016802</text:p>
          </table:table-cell>
          <table:table-cell office:value-type="date" office:date-value="2025-05-06T00:00:00" table:style-name="ce6">
            <text:p>06/05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AVENIDA MINAS GERAIS <text:s/>Nº5162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EANDRO DOS SANTOS CARNEIRO</text:p>
          </table:table-cell>
          <table:table-cell office:value-type="string" table:style-name="ce5">
            <text:p>MELHORADA</text:p>
          </table:table-cell>
          <table:table-cell table:style-name="ce5"/>
          <table:table-cell office:value-type="date" office:date-value="2025-06-06T00:00:00" table:style-name="ce6">
            <text:p>06/06/25</text:p>
          </table:table-cell>
          <table:table-cell office:value-type="string" table:style-name="ce5">
            <text:p>F29</text:p>
          </table:table-cell>
          <table:table-cell table:style-name="ce4"/>
          <table:table-cell office:value-type="string" table:style-name="ce4">
            <text:p>CAPS ESCOL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LEUZA MARIA SILVEIRA BAPTISTA</text:p>
          </table:table-cell>
          <table:table-cell office:value-type="string" table:style-name="ce5">
            <text:p>MELHORADA</text:p>
          </table:table-cell>
          <table:table-cell office:value-type="float" office:value="53981090705" table:style-name="ce5">
            <text:p>53981090705</text:p>
          </table:table-cell>
          <table:table-cell office:value-type="date" office:date-value="2025-06-07T00:00:00" table:style-name="ce6">
            <text:p>07/06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BERNARDO JOSE DE SOUZA <text:s/>Nº839</text:p>
          </table:table-cell>
          <table:table-cell office:value-type="string" table:style-name="ce4">
            <text:p>CAPS FRAGAT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ARLOS GIOVANI MEDEIROS GODINHO</text:p>
          </table:table-cell>
          <table:table-cell office:value-type="string" table:style-name="ce5">
            <text:p>MELHORADA</text:p>
          </table:table-cell>
          <table:table-cell office:value-type="float" office:value="53997041603" table:style-name="ce5">
            <text:p>53997041603</text:p>
          </table:table-cell>
          <table:table-cell office:value-type="date" office:date-value="2025-06-06T00:00:00" table:style-name="ce6">
            <text:p>06/06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VINTE <text:s/>Nº307 <text:s/>GETULIUO VARGAS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ULIANE RODRIGUES BALDEZ</text:p>
          </table:table-cell>
          <table:table-cell office:value-type="string" table:style-name="ce5">
            <text:p>MELHORADA</text:p>
          </table:table-cell>
          <table:table-cell office:value-type="float" office:value="53991252116" table:style-name="ce5">
            <text:p>53991252116</text:p>
          </table:table-cell>
          <table:table-cell office:value-type="date" office:date-value="2025-06-06T00:00:00" table:style-name="ce6">
            <text:p>06/06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SENADOR MENDONÇA <text:s/>Nº26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CIDIANE TORRES ZORZOLI<text:s/></text:p>
          </table:table-cell>
          <table:table-cell office:value-type="string" table:style-name="ce5">
            <text:p>MELHORADA</text:p>
          </table:table-cell>
          <table:table-cell office:value-type="float" office:value="53984119074" table:style-name="ce5">
            <text:p>53984119074</text:p>
          </table:table-cell>
          <table:table-cell office:value-type="date" office:date-value="2025-06-09T00:00:00" table:style-name="ce6">
            <text:p>09/06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DR. <text:s/>ARNALDO DA SILVA FERREIRA <text:s/>Nº20 AP 102</text:p>
          </table:table-cell>
          <table:table-cell office:value-type="string" table:style-name="ce10">
            <text:p>CAPS FRAGATA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ELISANGELA BRAGA OXLEY</text:p>
          </table:table-cell>
          <table:table-cell office:value-type="string" table:style-name="ce5">
            <text:p>MELHORADA</text:p>
          </table:table-cell>
          <table:table-cell office:value-type="float" office:value="53984252369" table:style-name="ce5">
            <text:p>53984252369</text:p>
          </table:table-cell>
          <table:table-cell office:value-type="date" office:date-value="2025-06-10T00:00:00" table:style-name="ce6">
            <text:p>10/06/25</text:p>
          </table:table-cell>
          <table:table-cell office:value-type="string" table:style-name="ce5">
            <text:p>F332</text:p>
          </table:table-cell>
          <table:table-cell office:value-type="string" table:style-name="ce4">
            <text:p>RUA SÃO LUIS <text:s text:c="2"/>Nº930</text:p>
          </table:table-cell>
          <table:table-cell office:value-type="string" table:style-name="ce10">
            <text:p>CAP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VERA HELENA SILVA ROCKEMBACH</text:p>
          </table:table-cell>
          <table:table-cell office:value-type="string" table:style-name="ce5">
            <text:p>MELHORADA</text:p>
          </table:table-cell>
          <table:table-cell office:value-type="float" office:value="53984619549" table:style-name="ce5">
            <text:p>53984619549</text:p>
          </table:table-cell>
          <table:table-cell office:value-type="date" office:date-value="2025-06-10T00:00:00" table:style-name="ce6">
            <text:p>10/06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QUINZE DE NOVEMBRO <text:s/>Nº816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TERENA RAFAELA SARAIVA MOREIRA</text:p>
          </table:table-cell>
          <table:table-cell office:value-type="string" table:style-name="ce5">
            <text:p>MELHORADA</text:p>
          </table:table-cell>
          <table:table-cell office:value-type="float" office:value="53984426893" table:style-name="ce5">
            <text:p>53984426893</text:p>
          </table:table-cell>
          <table:table-cell office:value-type="date" office:date-value="2025-06-11T00:00:00" table:style-name="ce6">
            <text:p>11/06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IRMAO GABINO GERARD <text:s text:c="2"/>Nº128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number-rows-repeated="3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Usuário do Windows</meta:initial-creator>
    <dc:creator>Recepção Coordenação</dc:creator>
    <meta:creation-date>2016-07-13T11:42:24Z</meta:creation-date>
    <dc:date>2025-06-12T17:42:23Z</dc:date>
    <meta:print-date>2024-06-07T20:11:09Z</meta:print-date>
    <meta:editing-cycles>4109</meta:editing-cycles>
    <meta:editing-duration>PT4597053S</meta:editing-duration>
  </office:meta>
</office:document-meta>
</file>